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741cm" fo:min-width="24.544cm" draw:shadow="visible" draw:shadow-offset-x="0.102cm" draw:shadow-offset-y="0.102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401cm" fo:min-width="1.65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047cm" fo:min-width="0.643cm" draw:shadow="visible" draw:shadow-offset-x="0.102cm" draw:shadow-offset-y="0.102cm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20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761cm" fo:min-width="0.642cm" draw:shadow="visible" draw:shadow-offset-x="0.102cm" draw:shadow-offset-y="0.102cm"/>
    </style:style>
    <style:style style:name="gr6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20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4.047cm" fo:min-width="0.642cm" draw:shadow="visible" draw:shadow-offset-x="0.102cm" draw:shadow-offset-y="0.102cm"/>
    </style:style>
    <style:style style:name="gr8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204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167cm"/>
    </style:style>
    <style:style style:name="gr11" style:family="graphic" style:parent-style-name="standard">
      <style:graphic-properties draw:stroke="none" svg:stroke-color="#000000" draw:fill="none" draw:fill-color="#ffffff" fo:min-height="1.44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53cm" fo:min-width="0.678cm" draw:shadow="visible" draw:shadow-offset-x="0.102cm" draw:shadow-offset-y="0.102cm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0.081cm" fo:min-width="0.27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6cm" fo:min-width="0.642cm" draw:shadow="visible" draw:shadow-offset-x="0.102cm" draw:shadow-offset-y="0.102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1.401cm" fo:min-width="1.659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0.766cm" fo:min-width="3.183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68cm" fo:min-width="2.323cm" draw:shadow="visible" draw:shadow-offset-x="0.102cm" draw:shadow-offset-y="0.10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5.8cm" svg:height="7.747cm" svg:x="2.397cm" svg:y="6.7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2.159cm" svg:height="1.651cm" svg:x="6.099cm" svg:y="15.0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159cm" svg:height="1.651cm" svg:x="6.226cm" svg:y="14.9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265cm" svg:height="4.419cm" svg:x="5.175cm" svg:y="9.0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0.803cm" svg:height="0.661cm" svg:x="6.461cm" svg:y="10.8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1.264cm" svg:height="2.133cm" svg:x="7.245cm" svg:y="9.0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1.265cm" svg:height="4.419cm" svg:x="17.549cm" svg:y="9.0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3" draw:layer="layout" svg:width="0.802cm" svg:height="0.661cm" svg:x="18.878cm" svg:y="10.779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" draw:layer="layout" svg:width="1.264cm" svg:height="4.419cm" svg:x="21.734cm" svg:y="9.0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0.803cm" svg:height="0.661cm" svg:x="23.008cm" svg:y="10.779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draw:layer="layout" svg:width="1.265cm" svg:height="4.419cm" svg:x="23.803cm" svg:y="9.0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3" draw:layer="layout" svg:width="0.804cm" svg:height="0.661cm" svg:x="25.074cm" svg:y="10.779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" draw:text-style-name="P1" xml:id="id2" draw:id="id2" draw:layer="layout" svg:width="1.265cm" svg:height="4.419cm" svg:x="3.135cm" svg:y="9.0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5" draw:layer="layout" svg:width="2.3cm" svg:height="0.725cm" svg:x="2.651cm" svg:y="8.239cm">
            <draw:text-box>
              <text:p text:style-name="P4"><text:span text:style-name="T1">Parse</text:span></text:p>
            </draw:text-box>
          </draw:frame>
          <draw:custom-shape draw:style-name="gr10" draw:text-style-name="P3" draw:layer="layout" svg:width="0.762cm" svg:height="0.661cm" svg:x="4.429cm" svg:y="10.906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5" draw:layer="layout" svg:width="2.3cm" svg:height="0.725cm" svg:x="4.702cm" svg:y="8.239cm">
            <draw:text-box>
              <text:p text:style-name="P4"><text:span text:style-name="T1">Plan</text:span></text:p>
            </draw:text-box>
          </draw:frame>
          <draw:frame draw:style-name="gr9" draw:text-style-name="P5" draw:layer="layout" svg:width="2.3cm" svg:height="0.725cm" svg:x="6.734cm" svg:y="8.239cm">
            <draw:text-box>
              <text:p text:style-name="P4"><text:span text:style-name="T1">Scan</text:span></text:p>
            </draw:text-box>
          </draw:frame>
          <draw:frame draw:style-name="gr9" draw:text-style-name="P5" draw:layer="layout" svg:width="2.3cm" svg:height="0.725cm" svg:x="8.766cm" svg:y="8.239cm">
            <draw:text-box>
              <text:p text:style-name="P4"><text:span text:style-name="T1">Fetch</text:span></text:p>
            </draw:text-box>
          </draw:frame>
          <draw:frame draw:style-name="gr9" draw:text-style-name="P5" draw:layer="layout" svg:width="2.3cm" svg:height="0.725cm" svg:x="10.892cm" svg:y="8.239cm">
            <draw:text-box>
              <text:p text:style-name="P4"><text:span text:style-name="T1">Join</text:span></text:p>
            </draw:text-box>
          </draw:frame>
          <draw:frame draw:style-name="gr9" draw:text-style-name="P5" draw:layer="layout" svg:width="2.3cm" svg:height="0.725cm" svg:x="12.943cm" svg:y="8.239cm">
            <draw:text-box>
              <text:p text:style-name="P4"><text:span text:style-name="T1">Filter</text:span></text:p>
            </draw:text-box>
          </draw:frame>
          <draw:frame draw:style-name="gr11" draw:text-style-name="P5" draw:layer="layout" svg:width="2.554cm" svg:height="1.699cm" svg:x="14.862cm" svg:y="7.731cm">
            <draw:text-box>
              <text:p text:style-name="P4"><text:span text:style-name="T1">Pre-</text:span></text:p>
              <text:p text:style-name="P4"><text:span text:style-name="T1">aggregate</text:span></text:p>
            </draw:text-box>
          </draw:frame>
          <draw:frame draw:style-name="gr9" draw:text-style-name="P5" draw:layer="layout" svg:width="2.3cm" svg:height="0.725cm" svg:x="19.147cm" svg:y="8.239cm">
            <draw:text-box>
              <text:p text:style-name="P4"><text:span text:style-name="T1">Sort</text:span></text:p>
            </draw:text-box>
          </draw:frame>
          <draw:frame draw:style-name="gr9" draw:text-style-name="P5" draw:layer="layout" svg:width="2.3cm" svg:height="0.725cm" svg:x="21.198cm" svg:y="8.239cm">
            <draw:text-box>
              <text:p text:style-name="P4"><text:span text:style-name="T1">Offset</text:span></text:p>
            </draw:text-box>
          </draw:frame>
          <draw:frame draw:style-name="gr9" draw:text-style-name="P5" draw:layer="layout" svg:width="2.3cm" svg:height="0.725cm" svg:x="23.23cm" svg:y="8.239cm">
            <draw:text-box>
              <text:p text:style-name="P4"><text:span text:style-name="T1">Limit</text:span></text:p>
            </draw:text-box>
          </draw:frame>
          <draw:frame draw:style-name="gr9" draw:text-style-name="P5" draw:layer="layout" svg:width="2.3cm" svg:height="0.725cm" svg:x="25.262cm" svg:y="8.239cm">
            <draw:text-box>
              <text:p text:style-name="P4"><text:span text:style-name="T1"><text:s text:c="2"/></text:span><text:span text:style-name="T1">Project</text:span></text:p>
            </draw:text-box>
          </draw:frame>
          <draw:frame draw:style-name="gr11" draw:text-style-name="P5" draw:layer="layout" svg:width="2.554cm" svg:height="1.699cm" svg:x="17.021cm" svg:y="7.731cm">
            <draw:text-box>
              <text:p text:style-name="P4"><text:span text:style-name="T1"/></text:p>
              <text:p text:style-name="P4"><text:span text:style-name="T1">Aggregate</text:span></text:p>
            </draw:text-box>
          </draw:frame>
          <draw:g>
            <draw:custom-shape draw:style-name="gr12" draw:text-style-name="P1" draw:layer="layout" svg:width="1.264cm" svg:height="0.889cm" svg:x="25.911cm" svg:y="9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25.911cm" svg:y="10.17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25.911cm" svg:y="11.3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25.917cm" svg:y="12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1" draw:layer="layout" svg:width="1.264cm" svg:height="0.889cm" svg:x="15.497cm" svg:y="9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5.497cm" svg:y="10.17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5.497cm" svg:y="11.3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5.503cm" svg:y="12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1" draw:layer="layout" svg:width="1.264cm" svg:height="0.889cm" svg:x="13.465cm" svg:y="9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3.465cm" svg:y="10.17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3.465cm" svg:y="11.3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3.471cm" svg:y="12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1" draw:layer="layout" svg:width="1.264cm" svg:height="0.889cm" svg:x="11.433cm" svg:y="9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1.433cm" svg:y="10.17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1.433cm" svg:y="11.3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1.439cm" svg:y="12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1" draw:layer="layout" svg:width="1.264cm" svg:height="0.889cm" svg:x="9.401cm" svg:y="9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9.401cm" svg:y="10.17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9.401cm" svg:y="11.3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9.407cm" svg:y="12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3" draw:text-style-name="P3" draw:layer="layout" svg:width="0.889cm" svg:height="0.661cm" svg:x="8.512cm" svg:y="9.128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" draw:text-style-name="P3" draw:layer="layout" svg:width="0.889cm" svg:height="0.661cm" svg:x="8.512cm" svg:y="10.27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" draw:text-style-name="P3" draw:layer="layout" svg:width="0.889cm" svg:height="0.661cm" svg:x="8.512cm" svg:y="11.51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3" draw:text-style-name="P3" draw:layer="layout" svg:width="0.889cm" svg:height="0.661cm" svg:x="8.512cm" svg:y="12.684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10" draw:text-style-name="P3" draw:layer="layout" svg:width="0.762cm" svg:height="0.661cm" svg:x="10.671cm" svg:y="9.128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0.671cm" svg:y="10.27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0.671cm" svg:y="11.51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0.671cm" svg:y="12.684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10" draw:text-style-name="P3" draw:layer="layout" svg:width="0.762cm" svg:height="0.661cm" svg:x="12.703cm" svg:y="9.128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2.703cm" svg:y="10.27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2.703cm" svg:y="11.51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2.703cm" svg:y="12.684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10" draw:text-style-name="P3" draw:layer="layout" svg:width="0.762cm" svg:height="0.661cm" svg:x="14.735cm" svg:y="9.128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4.735cm" svg:y="10.27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4.735cm" svg:y="11.51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4.735cm" svg:y="12.684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10" draw:text-style-name="P3" draw:layer="layout" svg:width="0.762cm" svg:height="0.661cm" svg:x="16.767cm" svg:y="9.128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6.767cm" svg:y="10.27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6.767cm" svg:y="11.51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16.767cm" svg:y="12.684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g>
            <draw:custom-shape draw:style-name="gr12" draw:text-style-name="P1" draw:layer="layout" svg:width="1.264cm" svg:height="0.889cm" svg:x="19.688cm" svg:y="9.0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9.688cm" svg:y="10.17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9.688cm" svg:y="11.35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1.264cm" svg:height="0.889cm" svg:x="19.694cm" svg:y="12.55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0" draw:text-style-name="P3" draw:layer="layout" svg:width="0.762cm" svg:height="0.661cm" svg:x="20.958cm" svg:y="9.128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20.958cm" svg:y="10.271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20.958cm" svg:y="11.515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10" draw:text-style-name="P3" draw:layer="layout" svg:width="0.762cm" svg:height="0.661cm" svg:x="20.958cm" svg:y="12.684cm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custom-shape draw:style-name="gr14" draw:text-style-name="P1" draw:layer="layout" svg:width="1.264cm" svg:height="2.032cm" svg:x="7.242cm" svg:y="11.4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2.159cm" svg:height="1.651cm" svg:x="6.353cm" svg:y="14.843cm">
            <text:p text:style-name="P6"><text:span text:style-name="T1">Index </text:span></text:p>
            <text:p text:style-name="P6"><text:span text:style-name="T1">Service</text:span></text:p>
            <draw:enhanced-geometry svg:viewBox="0 0 21600 21600" draw:type="rectangle" draw:enhanced-path="M 0 0 L 21600 0 21600 21600 0 21600 0 0 Z N"/>
          </draw:custom-shape>
          <draw:line draw:style-name="gr16" draw:text-style-name="P7" draw:layer="layout" svg:x1="7.75cm" svg:y1="13.446cm" svg:x2="7.75cm" svg:y2="14.843cm">
            <text:p/>
          </draw:line>
          <draw:custom-shape draw:style-name="gr2" draw:text-style-name="P2" draw:layer="layout" svg:width="2.159cm" svg:height="1.651cm" svg:x="10.036cm" svg:y="15.09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159cm" svg:height="1.651cm" svg:x="9.909cm" svg:y="14.9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159cm" svg:height="1.651cm" svg:x="9.782cm" svg:y="14.843cm">
            <text:p text:style-name="P6"><text:span text:style-name="T1">Data </text:span></text:p>
            <text:p text:style-name="P6"><text:span text:style-name="T1">Service</text:span></text:p>
            <draw:enhanced-geometry svg:viewBox="0 0 21600 21600" draw:type="rectangle" draw:enhanced-path="M 0 0 L 21600 0 21600 21600 0 21600 0 0 Z N"/>
          </draw:custom-shape>
          <draw:line draw:style-name="gr16" draw:text-style-name="P7" draw:layer="layout" svg:x1="10.29cm" svg:y1="13.446cm" svg:x2="10.29cm" svg:y2="14.843cm">
            <text:p/>
          </draw:line>
          <draw:line draw:style-name="gr16" draw:text-style-name="P7" draw:layer="layout" svg:x1="11.687cm" svg:y1="13.446cm" svg:x2="11.687cm" svg:y2="14.843cm">
            <text:p/>
          </draw:line>
          <draw:custom-shape draw:style-name="gr17" draw:text-style-name="P2" draw:layer="layout" svg:width="3.683cm" svg:height="1.016cm" svg:x="21.593cm" svg:y="7.223cm">
            <text:p text:style-name="P6"><text:span text:style-name="T1">Query Service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1" xml:id="id1" draw:id="id1" draw:layer="layout" svg:width="2.921cm" svg:height="1.016cm" svg:x="7.223cm" svg:y="5.064cm">
            <text:p text:style-name="P6">Client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" draw:text-style-name="P7" draw:layer="layout" draw:line-skew="-0.871cm" svg:x1="7.223cm" svg:y1="5.572cm" svg:x2="3.135cm" svg:y2="11.236cm" draw:start-shape="id1" draw:start-glue-point="3" draw:end-shape="id2" draw:end-glue-point="3" svg:d="M7223 5572h-5461v5664h1373" svg:viewBox="0 0 5462 5665">
            <text:p/>
          </draw:connector>
          <draw:frame draw:style-name="gr20" draw:text-style-name="P8" draw:layer="layout" svg:width="2.286cm" svg:height="0.762cm" svg:x="3.413cm" svg:y="4.81cm">
            <draw:text-box>
              <text:p><text:span text:style-name="T2">query</text:span></text:p>
            </draw:text-box>
          </draw:frame>
          <draw:line draw:style-name="gr19" draw:text-style-name="P7" draw:layer="layout" svg:x1="6.334cm" svg:y1="5.572cm" svg:x2="2.651cm" svg:y2="5.57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4-25T14:39:18.547076000</meta:creation-date>
    <dc:date>2018-04-26T11:08:31.030207000</dc:date>
    <meta:editing-duration>PT2H40M23S</meta:editing-duration>
    <meta:editing-cycles>9</meta:editing-cycles>
    <meta:generator>LibreOffice/6.3.2.2$MacOSX_X86_64 LibreOffice_project/98b30e735bda24bc04ab42594c85f7fd8be07b9c</meta:generator>
    <meta:document-statistic meta:object-count="100"/>
  </office:meta>
</office:document-meta>
</file>